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4000000106D41CC49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13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2.172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1.785cm" fo:min-width="3.89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076cm" draw:marker-end-width="0.076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2.659cm" fo:min-width="3.89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869cm" fo:min-width="3.89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076cm" draw:marker-end-width="0.0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ffff99" fo:min-height="2cm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3.043cm" fo:min-width="3.895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fill-image-width="0cm" draw:fill-image-height="0cm" draw:textarea-horizontal-align="left" draw:auto-grow-height="true" draw:auto-grow-width="false" fo:min-height="2.445cm" fo:min-width="3.8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94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standard">
      <style:graphic-properties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1.23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8cm"/>
    </style:style>
    <style:style style:name="gr22" style:family="graphic" style:parent-style-name="standard">
      <style:graphic-properties draw:stroke="none" draw:fill="none" fo:min-height="0.38cm"/>
    </style:style>
    <style:style style:name="gr23" style:family="graphic" style:parent-style-name="standard">
      <style:graphic-properties draw:stroke="solid" svg:stroke-width="0cm" svg:stroke-color="#000000" draw:marker-start-width="0.305cm" draw:marker-end-width="0.305cm" draw:fill="none" draw:fill-color="#ffffff" fo:min-height="0.53cm" fo:padding-top="0.1cm" fo:padding-bottom="0.1cm" fo:padding-left="0.225cm" fo:padding-right="0.225cm"/>
    </style:style>
    <style:style style:name="gr24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="Arrow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draw:stroke="none" svg:stroke-width="0.051cm" svg:stroke-color="#000000" draw:marker-start-width="0.2cm" draw:marker-end-width="0.2cm" draw:fill="none" draw:fill-color="#ffffff" draw:textarea-horizontal-align="left" draw:auto-grow-height="true" draw:auto-grow-width="false" fo:min-height="0.687cm" fo:min-width="1.793cm" fo:padding-top="0.15cm" fo:padding-bottom="0.15cm" fo:padding-left="0.275cm" fo:padding-right="0.275cm"/>
    </style:style>
    <style:style style:name="gr28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29cm" fo:min-width="2.568cm"/>
    </style:style>
    <style:style style:name="gr30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="Arrow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>
      <style:graphic-properties draw:stroke="none" svg:stroke-width="0.051cm" svg:stroke-color="#000000" draw:marker-start-width="0.2cm" draw:marker-end-width="0.2cm" draw:fill="none" draw:fill-color="#ffffff" draw:textarea-horizontal-align="left" draw:auto-grow-height="true" draw:auto-grow-width="false" fo:min-height="0.654cm" fo:min-width="1.79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fo:min-height="0.396cm"/>
    </style:style>
    <style:style style:name="gr35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36" style:family="graphic" style:parent-style-name="standard">
      <style:graphic-properties draw:stroke="dash" draw:stroke-dash="Fine_20_Dashed_20__28_var_29_" svg:stroke-width="0cm" svg:stroke-color="#000000" draw:marker-start-width="0.305cm" draw:marker-end-width="0.305cm" draw:fill="none" draw:fill-color="#ffffff" fo:min-height="1.004cm" fo:padding-top="0.1cm" fo:padding-bottom="0.1cm" fo:padding-left="0.225cm" fo:padding-right="0.225cm"/>
    </style:style>
    <style:style style:name="gr37" style:family="graphic" style:parent-style-name="objectwithoutfill">
      <style:graphic-properties draw:fill="none" draw:textarea-horizontal-align="center" draw:textarea-vertical-align="middle"/>
    </style:style>
    <style:style style:name="gr38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81cm" draw:marker-start-center="false" draw:marker-end="Arrow" draw:marker-end-width="0.2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top="0.051cm" fo:margin-bottom="0.051cm" fo:line-height="100%"/>
      <style:text-properties fo:font-size="10pt" style:font-size-asian="18pt" style:font-size-complex="18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text-align="end"/>
      <style:text-properties fo:font-size="10pt" style:font-size-asian="10pt" style:font-size-complex="10pt"/>
    </style:style>
    <style:style style:name="P17" style:family="paragraph">
      <style:paragraph-properties fo:margin-top="0.051cm" fo:margin-bottom="0.051cm" fo:text-align="center"/>
    </style:style>
    <style:style style:name="P18" style:family="paragraph">
      <style:paragraph-properties fo:margin-top="0.051cm" fo:margin-bottom="0.051cm"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19" style:family="paragraph"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line-height="150%" fo:text-align="end"/>
    </style:style>
    <style:style style:name="P21" style:family="paragraph">
      <style:paragraph-properties fo:line-height="150%" fo:text-align="end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6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13cm" svg:height="1.673cm" svg:x="21.527cm" svg:y="1.198cm">
          <draw:text-box>
            <text:p text:style-name="P1"><text:span text:style-name="T1">A02. OpenHero</text:span></text:p>
            <text:p text:style-name="P1"><text:span text:style-name="T1">Class Diagram</text:span></text:p>
          </draw:text-box>
        </draw:frame>
        <draw:g>
          <draw:frame draw:style-name="gr2" draw:text-style-name="P3" draw:layer="layout" svg:width="4.445cm" svg:height="2.472cm" svg:x="1.835cm" svg:y="2.994cm">
            <draw:text-box>
              <text:p text:style-name="P1"><text:span text:style-name="T2">OpenPortalView</text:span></text:p>
            </draw:text-box>
          </draw:frame>
          <draw:line draw:style-name="gr3" draw:text-style-name="P1" draw:layer="layout" svg:x1="1.835cm" svg:y1="3.731cm" svg:x2="6.28cm" svg:y2="3.731cm">
            <text:p/>
          </draw:line>
        </draw:g>
        <draw:frame draw:style-name="gr4" draw:text-style-name="P4" xml:id="id1" draw:id="id1" draw:layer="layout" svg:width="4.422cm" svg:height="1.647cm" svg:x="1.844cm" svg:y="3.801cm">
          <draw:text-box>
            <text:p><text:span text:style-name="T3"/></text:p>
            <text:p><text:span text:style-name="T3">--------------------------------</text:span></text:p>
            <text:p><text:span text:style-name="T3">+DormitoryButton()</text:span></text:p>
          </draw:text-box>
        </draw:frame>
        <draw:g xml:id="id6" draw:id="id6">
          <draw:frame draw:style-name="gr5" draw:text-style-name="P3" draw:layer="layout" svg:width="4.445cm" svg:height="2.085cm" svg:x="13.334cm" svg:y="12.969cm">
            <draw:text-box>
              <text:p text:style-name="P1"><text:span text:style-name="T2">HeroAttributeCiv</text:span></text:p>
            </draw:text-box>
          </draw:frame>
          <draw:line draw:style-name="gr6" draw:text-style-name="P1" draw:layer="layout" svg:x1="13.363cm" svg:y1="13.701cm" svg:x2="17.808cm" svg:y2="13.701cm">
            <text:p/>
          </draw:line>
        </draw:g>
        <draw:g>
          <draw:frame draw:style-name="gr7" draw:text-style-name="P3" draw:layer="layout" svg:width="4.445cm" svg:height="2.959cm" svg:x="5.71cm" svg:y="11.869cm">
            <draw:text-box>
              <text:p text:style-name="P1"><text:span text:style-name="T2">HeroAttribute</text:span></text:p>
              <text:p text:style-name="P1"><text:span text:style-name="T2">OutputDialog</text:span></text:p>
            </draw:text-box>
          </draw:frame>
          <draw:line draw:style-name="gr3" draw:text-style-name="P1" draw:layer="layout" svg:x1="5.71cm" svg:y1="13.095cm" svg:x2="10.155cm" svg:y2="13.095cm">
            <text:p/>
          </draw:line>
        </draw:g>
        <draw:frame draw:style-name="gr8" draw:text-style-name="P3" xml:id="id8" draw:id="id8" draw:layer="layout" svg:width="4.445cm" svg:height="3.169cm" svg:x="20.734cm" svg:y="9.394cm">
          <draw:text-box>
            <text:p text:style-name="P1"><text:span text:style-name="T2">HeroRegistry</text:span></text:p>
          </draw:text-box>
        </draw:frame>
        <draw:line draw:style-name="gr9" draw:text-style-name="P1" draw:layer="layout" svg:x1="20.744cm" svg:y1="10.116cm" svg:x2="25.189cm" svg:y2="10.116cm">
          <text:p/>
        </draw:line>
        <draw:frame draw:style-name="gr10" draw:text-style-name="P4" xml:id="id9" draw:id="id9" draw:layer="layout" svg:width="4.36cm" svg:height="2.25cm" svg:x="20.763cm" svg:y="10.121cm">
          <draw:text-box>
            <text:p><text:span text:style-name="T3">-Heroes</text:span></text:p>
            <text:p><text:span text:style-name="T3">-Teams</text:span></text:p>
            <text:p><text:span text:style-name="T3">-------------------------------</text:span></text:p>
            <text:p><text:span text:style-name="T3">+getNameList()</text:span></text:p>
            <text:p><text:span text:style-name="T3">+getUnique()</text:span></text:p>
          </draw:text-box>
        </draw:frame>
        <draw:g xml:id="id2" draw:id="id2">
          <draw:frame draw:style-name="gr11" draw:text-style-name="P3" draw:layer="layout" svg:width="4.445cm" svg:height="3.343cm" svg:x="5.512cm" svg:y="7.094cm">
            <draw:text-box>
              <text:p text:style-name="P1"><text:span text:style-name="T2">DormitoryShuttle</text:span></text:p>
              <text:p text:style-name="P1"><text:span text:style-name="T2">Dialog</text:span></text:p>
            </draw:text-box>
          </draw:frame>
          <draw:line draw:style-name="gr3" draw:text-style-name="P1" draw:layer="layout" svg:x1="5.512cm" svg:y1="8.261cm" svg:x2="9.957cm" svg:y2="8.261cm">
            <text:p/>
          </draw:line>
        </draw:g>
        <draw:g xml:id="id7" draw:id="id7">
          <draw:frame draw:style-name="gr12" draw:text-style-name="P3" draw:layer="layout" svg:width="4.445cm" svg:height="2.745cm" svg:x="13.249cm" svg:y="7.594cm">
            <draw:text-box>
              <text:p text:style-name="P1"><text:span text:style-name="T2">DormitoryShuttleCiv</text:span></text:p>
            </draw:text-box>
          </draw:frame>
          <draw:line draw:style-name="gr3" draw:text-style-name="P1" draw:layer="layout" svg:x1="13.249cm" svg:y1="8.412cm" svg:x2="17.694cm" svg:y2="8.412cm">
            <text:p/>
          </draw:line>
        </draw:g>
        <draw:frame draw:style-name="gr13" draw:text-style-name="P4" xml:id="id3" draw:id="id3" draw:layer="layout" svg:width="4.422cm" svg:height="2.221cm" svg:x="5.544cm" svg:y="8.214cm">
          <draw:text-box>
            <text:p><text:span text:style-name="T3">-names</text:span></text:p>
            <text:p><text:span text:style-name="T3">--------------------------------</text:span></text:p>
            <text:p><text:span text:style-name="T3">-displayShuttleList()</text:span></text:p>
            <text:p><text:span text:style-name="T3">+display()</text:span></text:p>
            <text:p><text:span text:style-name="T3">-setVisible()</text:span></text:p>
          </draw:text-box>
        </draw:frame>
        <draw:frame draw:style-name="gr4" draw:text-style-name="P4" xml:id="id4" draw:id="id4" draw:layer="layout" svg:width="4.422cm" svg:height="1.827cm" svg:x="13.26cm" svg:y="8.403cm">
          <draw:text-box>
            <text:p><text:span text:style-name="T3">-teamMembers</text:span></text:p>
            <text:p><text:span text:style-name="T3">-heroNames</text:span></text:p>
            <text:p><text:span text:style-name="T3">--------------------------------</text:span></text:p>
            <text:p><text:span text:style-name="T3">+view()</text:span></text:p>
          </draw:text-box>
        </draw:frame>
        <draw:frame draw:style-name="gr4" draw:text-style-name="P4" xml:id="id5" draw:id="id5" draw:layer="layout" svg:width="4.422cm" svg:height="1.647cm" svg:x="5.744cm" svg:y="13.202cm">
          <draw:text-box>
            <text:p><text:span text:style-name="T3">-heroAttributes</text:span></text:p>
            <text:p><text:span text:style-name="T3">--------------------------------</text:span></text:p>
            <text:p><text:span text:style-name="T3">-setVisible()</text:span></text:p>
          </draw:text-box>
        </draw:frame>
        <draw:connector draw:style-name="gr14" draw:text-style-name="P1" draw:layer="layout" svg:x1="4.055cm" svg:y1="5.448cm" svg:x2="5.512cm" svg:y2="8.765cm" draw:start-shape="id1" draw:start-glue-point="2" draw:end-shape="id2" draw:end-glue-point="3" svg:d="m4055 5448v3317h1457">
          <text:p/>
        </draw:connector>
        <draw:connector draw:style-name="gr14" draw:text-style-name="P1" draw:layer="layout" svg:x1="9.966cm" svg:y1="9.324cm" svg:x2="13.26cm" svg:y2="9.316cm" draw:start-shape="id3" draw:end-shape="id4" svg:d="m9966 9324h1647v-8h1647">
          <text:p/>
        </draw:connector>
        <draw:connector draw:style-name="gr14" draw:text-style-name="P1" draw:layer="layout" svg:x1="10.166cm" svg:y1="14.025cm" svg:x2="13.334cm" svg:y2="14.011cm" draw:start-shape="id5" draw:end-shape="id6" draw:end-glue-point="3" svg:d="m10166 14025h1571v-14h1597">
          <text:p/>
        </draw:connector>
        <draw:connector draw:style-name="gr14" draw:text-style-name="P1" draw:layer="layout" draw:line-skew="0.153cm" svg:x1="17.694cm" svg:y1="8.966cm" svg:x2="20.734cm" svg:y2="10.978cm" draw:start-shape="id7" draw:end-shape="id8" draw:end-glue-point="3" svg:d="m17694 8966h1673v2012h1367">
          <text:p/>
        </draw:connector>
        <draw:connector draw:style-name="gr14" draw:text-style-name="P1" draw:layer="layout" svg:x1="17.808cm" svg:y1="14.011cm" svg:x2="17.682cm" svg:y2="9.316cm" draw:start-shape="id6" draw:start-glue-point="1" draw:end-shape="id4" draw:end-glue-point="1" svg:d="m17808 14011h526v-4695h-652">
          <text:p/>
        </draw:connector>
        <draw:connector draw:style-name="gr14" draw:text-style-name="P1" draw:layer="layout" draw:line-skew="0.293cm" svg:x1="20.763cm" svg:y1="11.246cm" svg:x2="17.829cm" svg:y2="14.611cm" draw:start-shape="id9" draw:start-glue-point="3" svg:d="m20763 11246h-1424v3365h-1510">
          <text:p/>
        </draw:connector>
      </draw:page>
      <draw:page draw:name="Part 1" draw:style-name="dp1" draw:master-page-name="Default">
        <office:forms form:automatic-focus="false" form:apply-design-mode="false"/>
        <draw:line draw:style-name="gr15" draw:text-style-name="P1" draw:layer="layout" svg:x1="10.597cm" svg:y1="13.016cm" svg:x2="19.369cm" svg:y2="12.99cm">
          <text:p/>
        </draw:line>
        <draw:line draw:style-name="gr15" draw:text-style-name="P1" draw:layer="layout" svg:x1="19.341cm" svg:y1="13.579cm" svg:x2="23.773cm" svg:y2="13.568cm">
          <text:p/>
        </draw:line>
        <draw:line draw:style-name="gr15" draw:text-style-name="P1" draw:layer="layout" svg:x1="10.282cm" svg:y1="12.004cm" svg:x2="5.877cm" svg:y2="12.016cm">
          <text:p/>
        </draw:line>
        <draw:g>
          <draw:rect draw:style-name="gr16" draw:text-style-name="P5" draw:layer="layout" svg:width="3.28cm" svg:height="1.27cm" svg:x="4.15cm" svg:y="2.844cm">
            <text:p text:style-name="P5">Dormitory</text:p>
            <text:p text:style-name="P5">ShuttleDialog</text:p>
          </draw:rect>
          <draw:line draw:style-name="gr14" draw:text-style-name="P1" draw:layer="layout" svg:x1="5.82cm" svg:y1="4.114cm" svg:x2="5.82cm" svg:y2="20.624cm">
            <text:p/>
          </draw:line>
        </draw:g>
        <draw:g>
          <draw:rect draw:style-name="gr16" draw:text-style-name="P5" draw:layer="layout" svg:width="3.175cm" svg:height="1.27cm" svg:x="8.83cm" svg:y="2.844cm">
            <text:p text:style-name="P5">Dormitory</text:p>
            <text:p text:style-name="P5">ShuttleCiv</text:p>
          </draw:rect>
          <draw:line draw:style-name="gr14" draw:text-style-name="P1" draw:layer="layout" svg:x1="10.5cm" svg:y1="4.114cm" svg:x2="10.5cm" svg:y2="20.624cm">
            <text:p/>
          </draw:line>
        </draw:g>
        <draw:g>
          <draw:rect draw:style-name="gr17" draw:text-style-name="P1" draw:layer="layout" svg:width="3.175cm" svg:height="1.27cm" svg:x="22.13cm" svg:y="2.844cm">
            <text:p/>
          </draw:rect>
          <draw:line draw:style-name="gr14" draw:text-style-name="P1" draw:layer="layout" svg:x1="23.8cm" svg:y1="4.114cm" svg:x2="23.8cm" svg:y2="20.624cm">
            <text:p/>
          </draw:line>
        </draw:g>
        <draw:g>
          <draw:rect draw:style-name="gr16" draw:text-style-name="P5" draw:layer="layout" svg:width="3.175cm" svg:height="1.27cm" svg:x="17.685cm" svg:y="2.844cm">
            <text:p text:style-name="P6"><text:span text:style-name="T4">Hero Attribute </text:span></text:p>
            <text:p text:style-name="P6"><text:span text:style-name="T4">Civ</text:span></text:p>
          </draw:rect>
          <draw:line draw:style-name="gr14" draw:text-style-name="P1" draw:layer="layout" svg:x1="19.355cm" svg:y1="4.114cm" svg:x2="19.355cm" svg:y2="20.624cm">
            <text:p/>
          </draw:line>
        </draw:g>
        <draw:g>
          <draw:rect draw:style-name="gr16" draw:text-style-name="P5" draw:layer="layout" svg:width="3.175cm" svg:height="1.27cm" svg:x="13.24cm" svg:y="2.844cm">
            <text:p text:style-name="P1"><text:span text:style-name="T4">Hero Attribute</text:span></text:p>
            <text:p text:style-name="P1"><text:span text:style-name="T4">OutputDialog</text:span></text:p>
          </draw:rect>
          <draw:line draw:style-name="gr14" draw:text-style-name="P1" draw:layer="layout" svg:x1="14.91cm" svg:y1="4.114cm" svg:x2="14.91cm" svg:y2="20.624cm">
            <text:p/>
          </draw:line>
        </draw:g>
        <draw:g>
          <draw:frame draw:style-name="gr18" draw:text-style-name="P1" draw:layer="layout" svg:width="1.654cm" svg:height="2.568cm" svg:x="1.87cm" svg:y="11.145cm">
            <draw:image xlink:href="Pictures/100000000000014000000106D41CC49F.png" xlink:type="simple" xlink:show="embed" xlink:actuate="onLoad">
              <text:p/>
            </draw:image>
          </draw:frame>
          <draw:frame draw:style-name="gr19" draw:text-style-name="P4" draw:layer="layout" svg:width="1.73cm" svg:height="0.645cm" svg:x="2.29cm" svg:y="13.734cm">
            <draw:text-box>
              <text:p><text:span text:style-name="T3">Player</text:span></text:p>
            </draw:text-box>
          </draw:frame>
        </draw:g>
        <draw:frame draw:style-name="gr20" draw:text-style-name="P7" draw:layer="layout" svg:width="7.525cm" svg:height="1.674cm" svg:x="19.378cm" svg:y="1.06cm">
          <draw:text-box>
            <text:p text:style-name="P1"><text:span text:style-name="T5">A02. Open Hero</text:span></text:p>
            <text:p text:style-name="P1"><text:span text:style-name="T6">Sequence Diagram</text:span></text:p>
          </draw:text-box>
        </draw:frame>
        <draw:line draw:style-name="gr15" draw:text-style-name="P1" draw:layer="layout" svg:x1="2.508cm" svg:y1="5.505cm" svg:x2="5.825cm" svg:y2="5.478cm">
          <text:p/>
        </draw:line>
        <draw:frame draw:style-name="gr21" draw:text-style-name="P9" draw:layer="layout" svg:width="3.707cm" svg:height="1.236cm" svg:x="2.146cm" svg:y="4.916cm">
          <draw:text-box>
            <text:p text:style-name="P8"><text:span text:style-name="T3"><text:s text:c="9"/></text:span><text:span text:style-name="T3">new() <text:s text:c="7"/></text:span></text:p>
            <text:p text:style-name="P8"><text:span text:style-name="T3"><text:s text:c="3"/></text:span><text:span text:style-name="T3">&lt;DormShuttleDlg&gt;</text:span></text:p>
          </draw:text-box>
        </draw:frame>
        <draw:frame draw:style-name="gr22" draw:text-style-name="P10" draw:layer="layout" svg:width="3.216cm" svg:height="1.191cm" svg:x="22.172cm" svg:y="2.873cm">
          <draw:text-box>
            <text:p text:style-name="P1"><text:span text:style-name="T7">Hero</text:span></text:p>
            <text:p text:style-name="P1"><text:span text:style-name="T7">Registry</text:span></text:p>
          </draw:text-box>
        </draw:frame>
        <draw:line draw:style-name="gr15" draw:text-style-name="P1" draw:layer="layout" svg:x1="5.828cm" svg:y1="6.076cm" svg:x2="10.507cm" svg:y2="6.064cm">
          <text:p/>
        </draw:line>
        <draw:frame draw:style-name="gr21" draw:text-style-name="P12" draw:layer="layout" svg:width="4.035cm" svg:height="1.236cm" svg:x="5.854cm" svg:y="5.516cm">
          <draw:text-box>
            <text:p text:style-name="P11"><text:span text:style-name="T3"><text:s text:c="12"/></text:span><text:span text:style-name="T3">new()</text:span></text:p>
            <text:p text:style-name="P11"><text:span text:style-name="T3">&lt;DormShuttleCiv&gt;</text:span></text:p>
          </draw:text-box>
        </draw:frame>
        <draw:line draw:style-name="gr15" draw:text-style-name="P1" draw:layer="layout" svg:x1="10.503cm" svg:y1="6.7cm" svg:x2="23.772cm" svg:y2="6.735cm">
          <text:p/>
        </draw:line>
        <draw:frame draw:style-name="gr21" draw:text-style-name="P12" draw:layer="layout" svg:width="4.035cm" svg:height="1.236cm" svg:x="10.557cm" svg:y="6.072cm">
          <draw:text-box>
            <text:p text:style-name="P11"><text:span text:style-name="T3">getNameList()</text:span></text:p>
            <text:p text:style-name="P11"><text:span text:style-name="T3">&lt;nameList&gt;</text:span></text:p>
          </draw:text-box>
        </draw:frame>
        <draw:frame draw:style-name="gr23" draw:text-style-name="P4" draw:layer="layout" svg:width="7.358cm" svg:height="0.73cm" svg:x="12.044cm" svg:y="7.392cm">
          <draw:text-box>
            <text:p text:style-name="P4"><text:span text:style-name="T3">nameList := Names of Heroes and teams</text:span></text:p>
          </draw:text-box>
        </draw:frame>
        <draw:g>
          <draw:line draw:style-name="gr24" draw:text-style-name="P13" draw:layer="layout" svg:x1="5.881cm" svg:y1="7.234cm" svg:x2="6.667cm" svg:y2="7.234cm">
            <text:p/>
          </draw:line>
          <draw:g>
            <draw:line draw:style-name="gr25" draw:text-style-name="P13" draw:layer="layout" svg:x1="6.666cm" svg:y1="7.244cm" svg:x2="6.666cm" svg:y2="8.232cm">
              <text:p/>
            </draw:line>
            <draw:line draw:style-name="gr26" draw:text-style-name="P13" draw:layer="layout" svg:x1="6.666cm" svg:y1="8.238cm" svg:x2="5.854cm" svg:y2="8.238cm">
              <text:p/>
            </draw:line>
          </draw:g>
        </draw:g>
        <draw:frame draw:style-name="gr27" draw:text-style-name="P14" draw:layer="layout" svg:width="3.623cm" svg:height="1.585cm" svg:x="6.659cm" svg:y="7.117cm">
          <draw:text-box>
            <text:p text:style-name="P14"><text:span text:style-name="T8"><text:s/></text:span><text:span text:style-name="T8">displayShuttleList(</text:span></text:p>
            <text:p text:style-name="P14"><text:span text:style-name="T8"><text:s text:c="4"/></text:span><text:span text:style-name="T8">nameList) </text:span></text:p>
            <text:p text:style-name="P14"><text:span text:style-name="T8"><text:s/></text:span><text:span text:style-name="T8">&lt; &gt;</text:span></text:p>
          </draw:text-box>
        </draw:frame>
        <draw:line draw:style-name="gr28" draw:text-style-name="P1" draw:layer="layout" svg:x1="1.114cm" svg:y1="9.483cm" svg:x2="5.797cm" svg:y2="9.483cm">
          <text:p/>
        </draw:line>
        <draw:frame draw:style-name="gr29" draw:text-style-name="P16" draw:layer="layout" svg:width="5.08cm" svg:height="0.891cm" svg:x="0.754cm" svg:y="8.92cm">
          <draw:text-box>
            <text:p text:style-name="P15"><text:span text:style-name="T3"><text:s text:c="14"/></text:span><text:span text:style-name="T3">Select Name </text:span></text:p>
          </draw:text-box>
        </draw:frame>
        <draw:line draw:style-name="gr28" draw:text-style-name="P1" draw:layer="layout" svg:x1="1.114cm" svg:y1="10.283cm" svg:x2="5.825cm" svg:y2="10.283cm">
          <text:p/>
        </draw:line>
        <draw:frame draw:style-name="gr29" draw:text-style-name="P16" draw:layer="layout" svg:width="5.08cm" svg:height="0.891cm" svg:x="0.754cm" svg:y="9.72cm">
          <draw:text-box>
            <text:p text:style-name="P15"><text:span text:style-name="T3"><text:s text:c="14"/></text:span><text:span text:style-name="T3">VIEW button</text:span></text:p>
          </draw:text-box>
        </draw:frame>
        <draw:g>
          <draw:line draw:style-name="gr30" draw:text-style-name="P13" draw:layer="layout" svg:x1="14.981cm" svg:y1="15.935cm" svg:x2="15.767cm" svg:y2="15.935cm">
            <text:p/>
          </draw:line>
          <draw:g>
            <draw:line draw:style-name="gr31" draw:text-style-name="P13" draw:layer="layout" svg:x1="15.766cm" svg:y1="15.945cm" svg:x2="15.766cm" svg:y2="16.933cm">
              <text:p/>
            </draw:line>
            <draw:line draw:style-name="gr32" draw:text-style-name="P13" draw:layer="layout" svg:x1="15.766cm" svg:y1="16.939cm" svg:x2="14.954cm" svg:y2="16.939cm">
              <text:p/>
            </draw:line>
          </draw:g>
        </draw:g>
        <draw:frame draw:style-name="gr33" draw:text-style-name="P14" draw:layer="layout" svg:width="3.766cm" svg:height="1.14cm" svg:x="5.959cm" svg:y="10.318cm">
          <draw:text-box>
            <text:p text:style-name="P14"><text:span text:style-name="T8"><text:s/></text:span><text:span text:style-name="T8">view(name)</text:span></text:p>
            <text:p text:style-name="P14"><text:span text:style-name="T8"><text:s/></text:span><text:span text:style-name="T8">&lt; &gt;</text:span></text:p>
          </draw:text-box>
        </draw:frame>
        <draw:frame draw:style-name="gr34" draw:text-style-name="P18" draw:layer="layout" svg:width="1.892cm" svg:height="0.646cm" svg:x="10.561cm" svg:y="11.659cm">
          <draw:text-box>
            <text:p text:style-name="P17"><text:span text:style-name="T9">if Team</text:span></text:p>
          </draw:text-box>
        </draw:frame>
        <draw:ellipse draw:style-name="gr35" draw:text-style-name="P1" draw:layer="layout" svg:width="0.434cm" svg:height="0.427cm" svg:x="10.29cm" svg:y="12.769cm">
          <text:p/>
        </draw:ellipse>
        <draw:frame draw:style-name="gr34" draw:text-style-name="P18" draw:layer="layout" svg:width="1.892cm" svg:height="0.646cm" svg:x="8.433cm" svg:y="12.659cm">
          <draw:text-box>
            <text:p text:style-name="P17"><text:span text:style-name="T9">if Hero</text:span></text:p>
          </draw:text-box>
        </draw:frame>
        <draw:line draw:style-name="gr15" draw:text-style-name="P1" draw:layer="layout" svg:x1="5.903cm" svg:y1="10.904cm" svg:x2="10.507cm" svg:y2="10.889cm">
          <text:p/>
        </draw:line>
        <draw:ellipse draw:style-name="gr35" draw:text-style-name="P1" draw:layer="layout" svg:width="0.434cm" svg:height="0.427cm" svg:x="10.28cm" svg:y="11.806cm">
          <text:p/>
        </draw:ellipse>
        <draw:frame draw:style-name="gr33" draw:text-style-name="P14" draw:layer="layout" svg:width="4.431cm" svg:height="1.14cm" svg:x="6.076cm" svg:y="11.418cm">
          <draw:text-box>
            <text:p text:style-name="P14"><text:span text:style-name="T8"><text:s/></text:span><text:span text:style-name="T8">display(memberNames)</text:span></text:p>
            <text:p text:style-name="P14"><text:span text:style-name="T8"><text:s text:c="8"/></text:span><text:span text:style-name="T8">&lt; &gt;</text:span></text:p>
          </draw:text-box>
        </draw:frame>
        <draw:frame draw:style-name="gr21" draw:text-style-name="P9" draw:layer="layout" svg:width="3.911cm" svg:height="1.236cm" svg:x="19.332cm" svg:y="13.016cm">
          <draw:text-box>
            <text:p text:style-name="P8"><text:span text:style-name="T3"><text:s text:c="2"/></text:span><text:span text:style-name="T3">getUnique(name)</text:span></text:p>
            <text:p text:style-name="P8"><text:span text:style-name="T3">&lt;Hero&gt;</text:span></text:p>
          </draw:text-box>
        </draw:frame>
        <draw:frame draw:style-name="gr21" draw:text-style-name="P12" draw:layer="layout" svg:width="4.035cm" svg:height="1.236cm" svg:x="10.511cm" svg:y="12.416cm">
          <draw:text-box>
            <text:p text:style-name="P11"><text:span text:style-name="T3"><text:s text:c="3"/></text:span><text:span text:style-name="T3">new(Name)</text:span></text:p>
            <text:p text:style-name="P11"><text:span text:style-name="T3"><text:s/></text:span><text:span text:style-name="T3">&lt;HeroAttribCiv &gt;</text:span></text:p>
          </draw:text-box>
        </draw:frame>
        <draw:frame draw:style-name="gr36" draw:text-style-name="P19" draw:layer="layout" svg:width="2.592cm" svg:height="1.204cm" svg:x="1.198cm" svg:y="2.843cm">
          <draw:text-box>
            <text:p text:style-name="P19"><text:span text:style-name="T4">Dormitory Button</text:span></text:p>
          </draw:text-box>
        </draw:frame>
        <draw:line draw:style-name="gr37" draw:text-style-name="P1" draw:layer="layout" svg:x1="2.494cm" svg:y1="4.097cm" svg:x2="2.494cm" svg:y2="8.082cm">
          <text:p/>
        </draw:line>
        <draw:line draw:style-name="gr28" draw:text-style-name="P1" draw:layer="layout" svg:x1="1.114cm" svg:y1="15.584cm" svg:x2="14.938cm" svg:y2="15.584cm">
          <text:p/>
        </draw:line>
        <draw:frame draw:style-name="gr29" draw:text-style-name="P16" draw:layer="layout" svg:width="5.08cm" svg:height="0.891cm" svg:x="0.754cm" svg:y="15.021cm">
          <draw:text-box>
            <text:p text:style-name="P15"><text:span text:style-name="T3"><text:s text:c="14"/></text:span><text:span text:style-name="T3">CLOSE button</text:span></text:p>
          </draw:text-box>
        </draw:frame>
        <draw:frame draw:style-name="gr34" draw:text-style-name="P18" draw:layer="layout" svg:width="3.023cm" svg:height="1.09cm" svg:x="15.761cm" svg:y="15.759cm">
          <draw:text-box>
            <text:p text:style-name="P17"><text:span text:style-name="T9">setVisible(false)</text:span></text:p>
            <text:p text:style-name="P17"><text:span text:style-name="T9">&lt; &gt;</text:span></text:p>
          </draw:text-box>
        </draw:frame>
        <draw:line draw:style-name="gr15" draw:text-style-name="P1" draw:layer="layout" svg:x1="19.369cm" svg:y1="14.46cm" svg:x2="14.882cm" svg:y2="14.439cm">
          <text:p/>
        </draw:line>
        <draw:frame draw:style-name="gr21" draw:text-style-name="P12" draw:layer="layout" svg:width="3.83cm" svg:height="1.236cm" svg:x="15.511cm" svg:y="13.816cm">
          <draw:text-box>
            <text:p text:style-name="P11"><text:span text:style-name="T3"><text:s text:c="3"/></text:span><text:span text:style-name="T3">new(Hero)</text:span></text:p>
            <text:p text:style-name="P11"><text:span text:style-name="T3"><text:s text:c="7"/></text:span><text:span text:style-name="T3">&lt; &gt;</text:span></text:p>
          </draw:text-box>
        </draw:frame>
        <draw:g>
          <draw:line draw:style-name="gr38" draw:text-style-name="P13" draw:layer="layout" svg:x1="5.881cm" svg:y1="18.035cm" svg:x2="6.667cm" svg:y2="18.035cm">
            <text:p/>
          </draw:line>
          <draw:g>
            <draw:line draw:style-name="gr39" draw:text-style-name="P13" draw:layer="layout" svg:x1="6.666cm" svg:y1="18.045cm" svg:x2="6.666cm" svg:y2="19.033cm">
              <text:p/>
            </draw:line>
            <draw:line draw:style-name="gr40" draw:text-style-name="P13" draw:layer="layout" svg:x1="6.666cm" svg:y1="19.039cm" svg:x2="5.854cm" svg:y2="19.039cm">
              <text:p/>
            </draw:line>
          </draw:g>
        </draw:g>
        <draw:line draw:style-name="gr28" draw:text-style-name="P1" draw:layer="layout" svg:x1="1.114cm" svg:y1="17.784cm" svg:x2="5.797cm" svg:y2="17.784cm">
          <text:p/>
        </draw:line>
        <draw:frame draw:style-name="gr29" draw:text-style-name="P16" draw:layer="layout" svg:width="5.08cm" svg:height="0.891cm" svg:x="0.754cm" svg:y="17.221cm">
          <draw:text-box>
            <text:p text:style-name="P15"><text:span text:style-name="T3"><text:s text:c="14"/></text:span><text:span text:style-name="T3">CLOSE button</text:span></text:p>
          </draw:text-box>
        </draw:frame>
        <draw:frame draw:style-name="gr34" draw:text-style-name="P18" draw:layer="layout" svg:width="3.023cm" svg:height="1.09cm" svg:x="6.661cm" svg:y="17.859cm">
          <draw:text-box>
            <text:p text:style-name="P17"><text:span text:style-name="T9">setVisible(false)</text:span></text:p>
            <text:p text:style-name="P17"><text:span text:style-name="T9">&lt; &gt;</text:span></text:p>
          </draw:text-box>
        </draw:frame>
        <draw:line draw:style-name="gr28" draw:text-style-name="P1" draw:layer="layout" svg:x1="1cm" svg:y1="5.071cm" svg:x2="2.504cm" svg:y2="5.1cm">
          <text:p/>
        </draw:line>
        <draw:frame draw:style-name="gr29" draw:text-style-name="P21" draw:layer="layout" svg:width="1.533cm" svg:height="0.568cm" svg:x="1cm" svg:y="4.48cm">
          <draw:text-box>
            <text:p text:style-name="P20"><text:span text:style-name="T3">Se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bject Bkgrnd</svg:title>
      </draw:layer>
      <draw:layer draw:name="background"/>
      <draw:layer draw:name="backgroundobjects"/>
      <draw:layer draw:name="controls"/>
      <draw:layer draw:name="measurelines"/>
      <draw:layer draw:name="Sequenc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Armstrong</meta:initial-creator>
    <meta:creation-date>2011-03-14T07:18:23.38</meta:creation-date>
    <dc:date>2013-10-15T17:36:38</dc:date>
    <dc:creator>ABC </dc:creator>
    <meta:editing-duration>PT17H29M5S</meta:editing-duration>
    <meta:editing-cycles>135</meta:editing-cycles>
    <meta:generator>OpenOffice.org/3.4$Unix OpenOffice.org_project/340m1$Build-9590</meta:generator>
    <meta:printed-by>Timothy Armstrong</meta:printed-by>
    <meta:print-date>2011-03-14T10:09:25.90</meta:print-date>
    <meta:document-statistic meta:object-count="100"/>
  </office:meta>
</office:document-meta>
</file>